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3aa274" officeooo:paragraph-rsid="003aa274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219d52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206663" officeooo:paragraph-rsid="00206663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219d52" officeooo:paragraph-rsid="00219d52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219d52" officeooo:paragraph-rsid="00219d52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23550e" officeooo:paragraph-rsid="0023550e"/>
    </style:style>
    <style:style style:name="P8" style:family="paragraph" style:parent-style-name="Standard" style:list-style-name="L3">
      <style:paragraph-properties fo:text-align="justify" style:justify-single-word="false"/>
      <style:text-properties officeooo:rsid="0023550e" officeooo:paragraph-rsid="0023550e"/>
    </style:style>
    <style:style style:name="P9" style:family="paragraph" style:parent-style-name="Standard" style:list-style-name="L3">
      <style:paragraph-properties fo:text-align="justify" style:justify-single-word="false"/>
      <style:text-properties officeooo:rsid="00244be5" officeooo:paragraph-rsid="00244be5"/>
    </style:style>
    <style:style style:name="P10" style:family="paragraph" style:parent-style-name="Standard" style:list-style-name="L3">
      <style:paragraph-properties fo:text-align="justify" style:justify-single-word="false"/>
      <style:text-properties officeooo:rsid="0024e31f" officeooo:paragraph-rsid="0024e31f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4e31f" officeooo:paragraph-rsid="0024e31f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7b16e" officeooo:paragraph-rsid="0027b16e"/>
    </style:style>
    <style:style style:name="P13" style:family="paragraph" style:parent-style-name="Standard" style:list-style-name="L4">
      <style:paragraph-properties fo:text-align="justify" style:justify-single-word="false"/>
      <style:text-properties officeooo:rsid="002834fc" officeooo:paragraph-rsid="002834fc"/>
    </style:style>
    <style:style style:name="P14" style:family="paragraph" style:parent-style-name="Standard" style:list-style-name="L4">
      <style:paragraph-properties fo:text-align="justify" style:justify-single-word="false"/>
      <style:text-properties officeooo:rsid="002adcc1" officeooo:paragraph-rsid="002adcc1"/>
    </style:style>
    <style:style style:name="P15" style:family="paragraph" style:parent-style-name="Standard" style:list-style-name="L4">
      <style:paragraph-properties fo:text-align="justify" style:justify-single-word="false"/>
      <style:text-properties officeooo:rsid="002adcc1" officeooo:paragraph-rsid="003ccaa9"/>
    </style:style>
    <style:style style:name="P16" style:family="paragraph" style:parent-style-name="Standard" style:list-style-name="L4">
      <style:paragraph-properties fo:text-align="justify" style:justify-single-word="false"/>
      <style:text-properties officeooo:rsid="002d106a" officeooo:paragraph-rsid="002d106a"/>
    </style:style>
    <style:style style:name="P17" style:family="paragraph" style:parent-style-name="Standard" style:list-style-name="L4">
      <style:paragraph-properties fo:text-align="justify" style:justify-single-word="false"/>
      <style:text-properties officeooo:rsid="002ddbbe" officeooo:paragraph-rsid="002ddbbe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2f096c" officeooo:paragraph-rsid="002f096c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30c985" officeooo:paragraph-rsid="0030c985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3368cf" officeooo:paragraph-rsid="003368cf"/>
    </style:style>
    <style:style style:name="P21" style:family="paragraph" style:parent-style-name="Standard" style:list-style-name="L5">
      <style:paragraph-properties fo:text-align="justify" style:justify-single-word="false"/>
      <style:text-properties officeooo:rsid="003368cf" officeooo:paragraph-rsid="003368cf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34aa4c" officeooo:paragraph-rsid="0034aa4c"/>
    </style:style>
    <style:style style:name="P23" style:family="paragraph" style:parent-style-name="Standard" style:list-style-name="L6">
      <style:paragraph-properties fo:text-align="justify" style:justify-single-word="false"/>
      <style:text-properties officeooo:rsid="0034aa4c" officeooo:paragraph-rsid="0034aa4c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369222" officeooo:paragraph-rsid="00369222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372816" officeooo:paragraph-rsid="00372816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37abbd" officeooo:paragraph-rsid="0037abbd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391faf" officeooo:paragraph-rsid="00391faf"/>
    </style:style>
    <style:style style:name="P28" style:family="paragraph" style:parent-style-name="Standard" style:list-style-name="L7">
      <style:paragraph-properties fo:text-align="justify" style:justify-single-word="false"/>
      <style:text-properties officeooo:rsid="00391faf" officeooo:paragraph-rsid="00391faf"/>
    </style:style>
    <style:style style:name="P29" style:family="paragraph" style:parent-style-name="Standard" style:list-style-name="L7">
      <style:paragraph-properties fo:text-align="justify" style:justify-single-word="false"/>
      <style:text-properties officeooo:rsid="003aa274" officeooo:paragraph-rsid="003aa274"/>
    </style:style>
    <style:style style:name="P30" style:family="paragraph" style:parent-style-name="Standard" style:list-style-name="L1">
      <style:paragraph-properties fo:text-align="justify" style:justify-single-word="false"/>
      <style:text-properties officeooo:rsid="003aa274" officeooo:paragraph-rsid="003aa274"/>
    </style:style>
    <style:style style:name="P31" style:family="paragraph" style:parent-style-name="Standard" style:list-style-name="L8">
      <style:paragraph-properties fo:text-align="justify" style:justify-single-word="false"/>
      <style:text-properties officeooo:rsid="003aa274" officeooo:paragraph-rsid="003aa274"/>
    </style:style>
    <style:style style:name="T1" style:family="text">
      <style:text-properties officeooo:rsid="001d6220"/>
    </style:style>
    <style:style style:name="T2" style:family="text">
      <style:text-properties officeooo:rsid="0020139b"/>
    </style:style>
    <style:style style:name="T3" style:family="text">
      <style:text-properties officeooo:rsid="00206663"/>
    </style:style>
    <style:style style:name="T4" style:family="text">
      <style:text-properties officeooo:rsid="0021afe3"/>
    </style:style>
    <style:style style:name="T5" style:family="text">
      <style:text-properties officeooo:rsid="00244be5"/>
    </style:style>
    <style:style style:name="T6" style:family="text">
      <style:text-properties officeooo:rsid="00251fbf"/>
    </style:style>
    <style:style style:name="T7" style:family="text">
      <style:text-properties officeooo:rsid="002adcc1"/>
    </style:style>
    <style:style style:name="T8" style:family="text">
      <style:text-properties officeooo:rsid="002b3ec4"/>
    </style:style>
    <style:style style:name="T9" style:family="text">
      <style:text-properties officeooo:rsid="002c28e0"/>
    </style:style>
    <style:style style:name="T10" style:family="text">
      <style:text-properties officeooo:rsid="002d106a"/>
    </style:style>
    <style:style style:name="T11" style:family="text">
      <style:text-properties officeooo:rsid="002f096c"/>
    </style:style>
    <style:style style:name="T12" style:family="text">
      <style:text-properties officeooo:rsid="0030c985"/>
    </style:style>
    <style:style style:name="T13" style:family="text">
      <style:text-properties officeooo:rsid="0031c8a3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372816"/>
    </style:style>
    <style:style style:name="T16" style:family="text">
      <style:text-properties officeooo:rsid="003297b6"/>
    </style:style>
    <style:style style:name="T17" style:family="text">
      <style:text-properties officeooo:rsid="00372816"/>
    </style:style>
    <style:style style:name="T18" style:family="text">
      <style:text-properties officeooo:rsid="0037abbd"/>
    </style:style>
    <style:style style:name="T19" style:family="text">
      <style:text-properties officeooo:rsid="003aa274"/>
    </style:style>
    <style:style style:name="T20" style:family="text">
      <style:text-properties officeooo:rsid="003e8281"/>
    </style:style>
    <style:style style:name="T21" style:family="text">
      <style:text-properties officeooo:rsid="00406593"/>
    </style:style>
    <style:style style:name="T22" style:family="text">
      <style:text-properties officeooo:rsid="0040ff1d"/>
    </style:style>
    <style:style style:name="T23" style:family="text">
      <style:text-properties officeooo:rsid="0041aadd"/>
    </style:style>
    <style:style style:name="T24" style:family="text">
      <style:text-properties officeooo:rsid="0043e323"/>
    </style:style>
    <style:style style:name="T25" style:family="text">
      <style:text-properties officeooo:rsid="00464b5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26630478" text:style-name="L1">
        <text:list-item>
          <text:p text:style-name="P2">É <text:span text:style-name="T1">uma estrutura que permite que </text:span><text:span text:style-name="T2">usuários utilizem uma aplicação que parece estar totalmente armazenad</text:span><text:span text:style-name="T22">a</text:span><text:span text:style-name="T2"> no seu dispositivo, mas que na verdade, diferentes partes dele estão sendo executad</text:span><text:span text:style-name="T22">a</text:span><text:span text:style-name="T2">s em diferentes dispositivos que se comunicam para fornecer algo íntegro</text:span><text:span text:style-name="T1">. </text:span><text:span text:style-name="T3">O aumento do processamento dos chips e </text:span><text:span text:style-name="T23">a</text:span><text:span text:style-name="T3"> criação de tecnologias de comunicação em redes de computadores, impulsionaram a criação de </text:span><text:span text:style-name="T11">SD</text:span><text:span text:style-name="T3">.</text:span></text:p>
          <text:p text:style-name="P2"/>
        </text:list-item>
        <text:list-item>
          <text:p text:style-name="P4">São redes formadas por dispositivos que executam um software para se comunicarem via <text:span text:style-name="T11">TCP</text:span> ou UDP.</text:p>
          <text:p text:style-name="P4"/>
        </text:list-item>
        <text:list-item>
          <text:p text:style-name="P3"/>
        </text:list-item>
      </text:list>
      <text:list xml:id="list2378469485" text:style-name="L2">
        <text:list-item>
          <text:list>
            <text:list-item>
              <text:p text:style-name="P5">Concorrência, quando dois ou mais usuários usam o mesmo recurso;</text:p>
            </text:list-item>
            <text:list-item>
              <text:p text:style-name="P5">Inexistência de relógio global, onde fica difícil sincronizar diferentes máquinas;</text:p>
            </text:list-item>
            <text:list-item>
              <text:p text:style-name="P5">Falhas independentes que podem afetar todo o sistema devido à dependência entre componentes.</text:p>
              <text:p text:style-name="P5"/>
            </text:list-item>
          </text:list>
        </text:list-item>
      </text:list>
      <text:list xml:id="list200047246973363" text:continue-list="list2026630478" text:style-name="L1">
        <text:list-item>
          <text:p text:style-name="P6">Máquinas que possuem diferentes hardwares, estão executando sistemas operacionais diferentes, <text:span text:style-name="T4">em diferentes redes</text:span>. Pode ser resolvida adicionando uma camada de abstração <text:span text:style-name="T4">(</text:span><text:span text:style-name="T11">middleware</text:span><text:span text:style-name="T4">)</text:span> que fica entre o sistema operacional e a aplicação distribuída, que <text:span text:style-name="T4">oculta essas diferenças.</text:span></text:p>
          <text:p text:style-name="P6"/>
        </text:list-item>
        <text:list-item>
          <text:p text:style-name="P7"/>
        </text:list-item>
      </text:list>
      <text:list xml:id="list3468001823" text:style-name="L3">
        <text:list-item>
          <text:list>
            <text:list-item>
              <text:p text:style-name="P8">Abertura: <text:span text:style-name="T5">um </text:span><text:span text:style-name="T11">SD</text:span><text:span text:style-name="T5"> que está seguindo padrões que descrevem regras sintáticas e semânticas para descrever quais serviços os componentes oferecem;</text:span></text:p>
            </text:list-item>
            <text:list-item>
              <text:p text:style-name="P9">Segurança: um <text:span text:style-name="T11">SD</text:span> que está protegendo suas informações com confidencialidade (prevenindo acesso de pessoas não autorizadas), integridade (protegendo contra alterações na informação) e disponibilidade (garantindo que as informações estão sempre acessíveis);</text:p>
            </text:list-item>
            <text:list-item>
              <text:p text:style-name="P9">Escalabilidade: um <text:span text:style-name="T11">SD</text:span> que se expande junto com o número de usuários;</text:p>
            </text:list-item>
            <text:list-item>
              <text:p text:style-name="P10">Tratamento de falhas: o usuário usa o <text:span text:style-name="T11">SD</text:span> como se nada tivesse acontecido, ou seja, houve detecção, mascaramento e recuperação da falha;</text:p>
            </text:list-item>
            <text:list-item>
              <text:p text:style-name="P10">Concorrência: quando algum dado precisa ser consistente pode tratar um acesso por vez, sincronizando as operações;</text:p>
            </text:list-item>
            <text:list-item>
              <text:p text:style-name="P10">Qualidade de serviço: um <text:span text:style-name="T11">SD</text:span> confiável, seguro, com bom desempenho e adaptável.</text:p>
              <text:p text:style-name="P10"/>
            </text:list-item>
          </text:list>
        </text:list-item>
      </text:list>
      <text:list xml:id="list200047369936218" text:continue-list="list200047246973363" text:style-name="L1">
        <text:list-item>
          <text:p text:style-name="P11">Significa que não é claro, diferenciar a separação dos componentes. É como se o usuário visse o sistema como se ele estivesse armazenado no dispositivo que ele está usando. Os tipos de transparência observados são acesso, localização, migração, relocação, replicação, concorrência e falha.</text:p>
          <text:p text:style-name="P11"/>
        </text:list-item>
        <text:list-item>
          <text:p text:style-name="P11"><text:span text:style-name="T6">É d</text:span>evido à complexidade, escalabilidade, visibilidade limitada, comunicação e dependência do sistema. <text:span text:style-name="T6">Um </text:span><text:span text:style-name="T11">SD</text:span><text:span text:style-name="T6"> complexo implica que quando vários componentes estão interconectados é difícil de identificar qual deles falhou. Na escalabilidade, devido ao grande volume de dados no sistema, pode ser difícil de identificar a falha dentro dessa nuvem de informação. Na visibilidade limitada, um componente pode esconder a falha, dificultando a identificação da falha. Na comunicação, a rede formada entre os componentes pode fazer com que a falha de um, afete os outros. Na dependência, um componente pode ser crucial para o funcionamento do </text:span><text:span text:style-name="T11">SD</text:span><text:span text:style-name="T6"> e sua falha pode ser catastrófica.</text:span></text:p>
          <text:p text:style-name="P11"/>
        </text:list-item>
        <text:list-item>
          <text:p text:style-name="P12"/>
        </text:list-item>
      </text:list>
      <text:list xml:id="list2668668706" text:style-name="L4">
        <text:list-item>
          <text:list>
            <text:list-item>
              <text:p text:style-name="P13">Sistemas pervasivos estão continuamente atrelados ao usuário. Caracterizam-se por não terem uma interface de comunicação com o usuário (teclado, tela, etc…) e são basicamente sensores, controladores e atuadores capazes de alterar o estado do ambiente <text:soft-page-break/>(como um ar condicionado) e informar o estado dele (temperatura, umidade, etc…). <text:span text:style-name="T7">São basicamente dispositivos portáteis (smartphone, GPS) aparelhos acoplados ao corpo (smartwatch, </text:span><text:span text:style-name="T11">fit watch</text:span><text:span text:style-name="T7">) e dispositivos incorporados em aparelhos (máquina de lavar, carro, geladeira).</text:span></text:p>
            </text:list-item>
            <text:list-item>
              <text:p text:style-name="P14">Sistemas multimídia dá suporte a diversos tipos de mídia, podendo executar funções para áudio e vídeo, transmitindo-os via rede em tempo real.</text:p>
            </text:list-item>
            <text:list-item>
              <text:p text:style-name="P15">Cl<text:span text:style-name="T11">u</text:span>ster de computadores são estruturas que permitem que <text:span text:style-name="T8">características como, desempenho, disponibilidade e balanceamento de carga</text:span> seja incrementado, unindo várias máquinas interligadas em uma rede. <text:span text:style-name="T8">Para </text:span><text:span text:style-name="T11">clusters</text:span><text:span text:style-name="T8"> de alto desempenho, é</text:span> <text:span text:style-name="T8">usado </text:span><text:span text:style-name="T20">nas</text:span><text:span text:style-name="T8"> áreas da bioinformática, engenharia, economia, meteorologia </text:span><text:span text:style-name="T20">e</text:span><text:span text:style-name="T8"> inteligência artificial. Para </text:span><text:span text:style-name="T11">clusters</text:span><text:span text:style-name="T8"> de alta disponibilidade é usado no </text:span><text:span text:style-name="T11">E-commerce</text:span><text:span text:style-name="T8">, bases de dados de aplicações críticas, servidores de arquivos. </text:span><text:span text:style-name="T9">Os </text:span><text:span text:style-name="T11">clusters</text:span><text:span text:style-name="T9"> de balanceamento de carga são, quase sempre, usados em conjunto com os </text:span><text:span text:style-name="T11">clusters</text:span><text:span text:style-name="T9"> de alta disponibilidade.</text:span></text:p>
            </text:list-item>
            <text:list-item>
              <text:p text:style-name="P14">Grade computacional <text:span text:style-name="T9">possui componentes fracamente acoplados </text:span><text:span text:style-name="T10">que possuem vasta gama de poder computacional, mas sua instalação e manutenção é complexa.</text:span></text:p>
            </text:list-item>
            <text:list-item>
              <text:p text:style-name="P14">Computação em nuvem é <text:span text:style-name="T10">uma forma de armazenar arquivos em data centers que são acessados pela internet.</text:span></text:p>
            </text:list-item>
            <text:list-item>
              <text:p text:style-name="P16">Computação de borda é um modelo de armazenamento que funciona trazendo os dados para um servidor mais próximo do usuário, retirando a necessidade e tráfego constante com a nuvem.</text:p>
            </text:list-item>
            <text:list-item>
              <text:p text:style-name="P17">Computação de <text:span text:style-name="T21">c</text:span>erração é um modelo que visa realizar processamento intensivo de forma descentralizada. O processamento não ocorre totalmente nem na borda e nem na nuvem. Para cada tipo de aplicação é possível determinar onde os dados serão processados e/ou armazenados de forma eficiente.</text:p>
            </text:list-item>
            <text:list-item>
              <text:p text:style-name="P14">Sistemas de informação <text:span text:style-name="T11">são aplicações que são divididas em três camadas (Interface com o usuário, lógica ou regra de negócio e banco de dados). São sistemas de vendas, compras, gestão de RH, folhas de pagamento, estoque </text:span><text:span text:style-name="T21">e</text:span><text:span text:style-name="T11"> sistemas financeiros.</text:span></text:p>
              <text:p text:style-name="P14"/>
            </text:list-item>
          </text:list>
        </text:list-item>
      </text:list>
      <text:list xml:id="list200046401735980" text:continue-list="list200047369936218" text:style-name="L1">
        <text:list-item>
          <text:p text:style-name="P18">São estruturas de componentes especificados separadamente e suas inter-relações. <text:span text:style-name="T12">Define o posicionamento dos componentes em uma rede, visando a distribuição de dados e carga e os inter-relacionamentos entre os componentes, mantendo os padrões de comunicação. Essa arquitetura promove o desempenho, confiabilidade e segurança de um SD.</text:span></text:p>
          <text:p text:style-name="P18"/>
        </text:list-item>
        <text:list-item>
          <text:p text:style-name="P19">Definem como os componentes serão conectados e configurados para formar um sistema. Alguns tipos de estilo arquitetônico: <text:span text:style-name="T14">arquitetura em camadas</text:span> (<text:span text:style-name="T13">a aplicação é dividida em camadas onde cada uma trabalha com funcionalidades específicas e se comunicam com camadas adjacentes</text:span>), <text:span text:style-name="T14">arquitetura baseada em objetos</text:span> <text:span text:style-name="T13">(</text:span><text:span text:style-name="T16">utiliza objetos que se comunicam para realizar tarefas. Os objetos podem ser espalhados em diferentes máquinas</text:span><text:span text:style-name="T13">)</text:span>, <text:span text:style-name="T14">arquitetura centrada em dados</text:span> <text:span text:style-name="T13">(</text:span><text:span text:style-name="T16">os dados são armazenados em bancos de dados centrais e a aplicação é construída em torno desses bancos, facilitando o acesso e manipulação deles</text:span><text:span text:style-name="T13">)</text:span> e <text:span text:style-name="T14">arquitetura baseada em eventos</text:span> <text:span text:style-name="T13">(a aplicação é construída em torno de um barramento de eventos, onde todos os componentes são notificados por esses eventos que tomam ações como resposta a eles)</text:span>.</text:p>
          <text:p text:style-name="P19"/>
        </text:list-item>
        <text:list-item>
          <text:p text:style-name="P20"/>
        </text:list-item>
      </text:list>
      <text:list xml:id="list3248704913" text:style-name="L5">
        <text:list-item>
          <text:list>
            <text:list-item>
              <text:p text:style-name="P21"><text:span text:style-name="T14">Escalabilidade</text:span>: é possível colocar mais servidores para lidar com um aumento no número de solicitações;</text:p>
            </text:list-item>
            <text:list-item>
              <text:p text:style-name="P21"><text:span text:style-name="T14">Distribuição</text:span>: é possível distribuir a carga de trabalho em diferentes máquinas;</text:p>
            </text:list-item>
            <text:list-item>
              <text:p text:style-name="P21"><text:span text:style-name="T14">Modularidade</text:span>: cada componente entre a lógica de processamento e interface do usuário é desenvolvido de forma independente;</text:p>
            </text:list-item>
            <text:list-item>
              <text:p text:style-name="P21"><text:span text:style-name="T14">Segurança</text:span>: o servidor permite que dados sejam disponibilizados para os usuários corretos;</text:p>
            </text:list-item>
            <text:list-item>
              <text:p text:style-name="P21"><text:soft-page-break/><text:span text:style-name="T14">Confiabilidade</text:span>: o servidor garante o backup e recuperação de falhas para manter o serviço.</text:p>
            </text:list-item>
          </text:list>
        </text:list-item>
      </text:list>
      <text:list xml:id="list200046412555815" text:continue-list="list200046401735980" text:style-name="L1">
        <text:list-header>
          <text:p text:style-name="P20"/>
        </text:list-header>
        <text:list-item>
          <text:p text:style-name="P22"/>
        </text:list-item>
      </text:list>
      <text:list xml:id="list3745700112" text:style-name="L6">
        <text:list-item>
          <text:list>
            <text:list-item>
              <text:p text:style-name="P23"><text:span text:style-name="T14">Descentralização</text:span>: não há servidor central. Cada nó da rede é capaz de se comunicar diretamente com outros nós, tornando a rede mais resistente a falhas.</text:p>
            </text:list-item>
            <text:list-item>
              <text:p text:style-name="P23"><text:span text:style-name="T14">Compartilhamento de recursos</text:span>: os nós podem compartilhar capacidade de processamento, armazenamento e largura de banda, aumentando o desempenho e esca<text:span text:style-name="T24">la</text:span>bilidade da rede.</text:p>
            </text:list-item>
            <text:list-item>
              <text:p text:style-name="P23"><text:span text:style-name="T14">Autonomia</text:span>: cada nó é responsável pelo gerenciamento dos próprios recursos, tornando a rede mais flexível e adaptável.</text:p>
            </text:list-item>
            <text:list-item>
              <text:p text:style-name="P23"><text:span text:style-name="T14">Distribuição de conteúdo</text:span>: os dados são distribuídos pelos nós da rede, permitindo que o conteúdo seja mais rápido de se obter.</text:p>
            </text:list-item>
            <text:list-item>
              <text:p text:style-name="P23"><text:span text:style-name="T14">Segurança</text:span>: a descentralização da rede pode torná-la mais resistente a ataques por não ter um único ponto de falha. A comunicação entre nós, pode ser feita usando criptografia.</text:p>
              <text:p text:style-name="P23"/>
            </text:list-item>
          </text:list>
        </text:list-item>
      </text:list>
      <text:list xml:id="list200046434162100" text:continue-list="list200046412555815" text:style-name="L1">
        <text:list-item>
          <text:p text:style-name="P24">Para <text:span text:style-name="T14">clientes</text:span>, os Threads permitem ocultar latências de comunicação, possibilitando o recebimento de vários arquivos de um site, ao mesmo tempo. <text:span text:style-name="T17">Também permite a conexão com vários servidores ao mesmo tempo, para acelerar a comunicação. Para </text:span><text:span text:style-name="T15">servidores</text:span><text:span text:style-name="T17">, aumento do desempenho, dividindo tarefas com threads operárias, cada uma responsável por algo: ler disco, receber dados de socket, enviar dados para socket, atender a ‘n’ usuários, etc…</text:span></text:p>
          <text:p text:style-name="P24"/>
        </text:list-item>
        <text:list-item>
          <text:p text:style-name="P25">É <text:span text:style-name="T18">realizada por duas operações básicas: send e receive. Um processo envia uma sequência de bytes para um destino (send) e um processo, no destino, recebe a mensagem (receive). A comunicação pode ser síncrona ou assíncrona. Síncrona, gera bloquei</text:span><text:span text:style-name="T25">o</text:span><text:span text:style-name="T18"> durante o tráfego das informações, isto é, os processos param tudo até receber ou enviar completamente os dados.</text:span></text:p>
          <text:p text:style-name="P25"/>
        </text:list-item>
        <text:list-item>
          <text:p text:style-name="P26">O <text:span text:style-name="T14">TCP</text:span> é orientado à conexão e garante a entrega de dados. Isso faz com que seja mais lento, devido à verificação se os dados estão chegando em ordem e se chegou tudo. O <text:span text:style-name="T14">UDP</text:span> é sem conexão e não garante a entrega de dados. Não existem verificações e, portanto, é mais rápido.</text:p>
          <text:p text:style-name="P26"/>
        </text:list-item>
        <text:list-item>
          <text:p text:style-name="P27">Juntar processos em grupos facilita:</text:p>
        </text:list-item>
      </text:list>
      <text:list xml:id="list733439203" text:style-name="L7">
        <text:list-item>
          <text:list>
            <text:list-item>
              <text:p text:style-name="P28"><text:span text:style-name="T14">Coordenação</text:span>: garante que vários processos realizem uma tarefa em conjunto ou em sincronia. Isso é útil para evitar conflitos;</text:p>
            </text:list-item>
            <text:list-item>
              <text:p text:style-name="P28"><text:span text:style-name="T14">Escalabilidade</text:span>: grupos podem receber mais ou menos processos, dependendo da carga de trabalho no grupo, garantindo a distribuição de tarefas entre os processos para que nenhum fique sobrecarregado;</text:p>
            </text:list-item>
            <text:list-item>
              <text:p text:style-name="P28"><text:span text:style-name="T14">Tolerância a falhas</text:span>: um processo pode ser definido como líder ou coordenador que gerenciará para manter a sincronia entre os outros processos. Se ocorrer uma falha, medidas serão tomadas para manter o grupo em funcionamento. Sem grupo, um processo coordenador teria que percorrer vários processos até encontrar a falha. Com grupo, isso é feito com mais rapidez.</text:p>
            </text:list-item>
            <text:list-item>
              <text:p text:style-name="P28"><text:span text:style-name="T14">Comunicação</text:span>: um processo pode enviar uma mensagem para todos do grupo <text:span text:style-name="T19">para troca de informações importantes e para tomada de decisões em conjunto.</text:span></text:p>
            </text:list-item>
            <text:list-item>
              <text:p text:style-name="P29"><text:span text:style-name="T14">Segurança</text:span>: os processos podem usar criptografia para proteger as comunicações dentro do grupo e garantir que apenas os membros autorizados tenham acesso ao grupo.</text:p>
            </text:list-item>
          </text:list>
        </text:list-item>
      </text:list>
      <text:list xml:id="list200047056230491" text:continue-list="list200046434162100" text:style-name="L1">
        <text:list-header>
          <text:p text:style-name="P30"/>
          <text:p text:style-name="P30">As formas básicas de se organizar processos são:</text:p>
        </text:list-header>
      </text:list>
      <text:list xml:id="list1092218850" text:style-name="L8">
        <text:list-item>
          <text:list>
            <text:list-item>
              <text:p text:style-name="P31"><text:span text:style-name="T14">Grupos estáticos</text:span>: o grupo é criado com processos pré-definidos e permanecem assim até o fim do grupo. Mais comum em sistemas com número limitado de processos.</text:p>
            </text:list-item>
            <text:list-item>
              <text:p text:style-name="P31"><text:soft-page-break/>Grupos dinâmicos: processos podem entrar e sair do grupo ao longo do tempo. Mais comum em sistemas que possuem muitos processos. É útil quando um processo precisa entrar em um grupo para colaborar em um tarefa específica e sair quando termina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9:38:51.034438223</meta:creation-date>
    <dc:date>2023-02-23T20:00:46.020999304</dc:date>
    <meta:editing-duration>PT2H18M3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4" meta:paragraph-count="55" meta:word-count="1529" meta:character-count="9923" meta:non-whitespace-character-count="8494"/>
  </office:meta>
</office:document-meta>
</file>